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888cm" svg:y1="0.343cm" svg:x2="0.029cm" svg:y2="0.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406cm" draw:marker-start-center="false" draw:marker-end-width="0.864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905cm" fo:page-height="0.6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 N</meta:initial-creator>
    <meta:creation-date>2012-02-27T07:12:31</meta:creation-date>
    <dc:date>2012-02-27T07:30:01</dc:date>
    <dc:creator>L N</dc:creator>
    <meta:editing-duration>PT17M31S</meta:editing-duration>
    <meta:editing-cycles>4</meta:editing-cycles>
    <meta:generator>OpenOffice.org/3.3$Unix OpenOffice.org_project/330m20$Build-9567</meta:generator>
    <meta:document-statistic meta:object-count="1"/>
  </office:meta>
</office:document-meta>
</file>